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8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86.51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Income deciles</text:p>
          </table:table-cell>
          <table:table-cell table:style-name="ce1" office:value-type="string" calcext:value-type="string">
            <text:p>Average Income</text:p>
          </table:table-cell>
          <table:table-cell table:style-name="ce1" office:value-type="string" calcext:value-type="string">
            <text:p>Calib Values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5616" calcext:value-type="float">
            <text:p>5,616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1573" calcext:value-type="float">
            <text:p>11,573</text:p>
          </table:table-cell>
          <table:table-cell table:style-name="ce4" table:formula="of:=[.B3]/5616" office:value-type="float" office:value="2.06071937321937" calcext:value-type="float">
            <text:p>2.06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15661" calcext:value-type="float">
            <text:p>15,661</text:p>
          </table:table-cell>
          <table:table-cell table:style-name="ce4" table:formula="of:=[.B4]/5616" office:value-type="float" office:value="2.7886396011396" calcext:value-type="float">
            <text:p>2.79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22445" calcext:value-type="float">
            <text:p>22,445</text:p>
          </table:table-cell>
          <table:table-cell table:style-name="ce4" table:formula="of:=[.B5]/5616" office:value-type="float" office:value="3.99661680911681" calcext:value-type="float">
            <text:p>4.0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29489" calcext:value-type="float">
            <text:p>29,489</text:p>
          </table:table-cell>
          <table:table-cell table:style-name="ce4" table:formula="of:=[.B6]/5616" office:value-type="float" office:value="5.25089031339031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36335" calcext:value-type="float">
            <text:p>36,335</text:p>
          </table:table-cell>
          <table:table-cell table:style-name="ce4" table:formula="of:=[.B7]/5616" office:value-type="float" office:value="6.46990740740741" calcext:value-type="float">
            <text:p>6.47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46339" calcext:value-type="float">
            <text:p>46,339</text:p>
          </table:table-cell>
          <table:table-cell table:style-name="ce4" table:formula="of:=[.B8]/5616" office:value-type="float" office:value="8.25124643874644" calcext:value-type="float">
            <text:p>8.25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54690" calcext:value-type="float">
            <text:p>54,690</text:p>
          </table:table-cell>
          <table:table-cell table:style-name="ce4" table:formula="of:=[.B9]/5616" office:value-type="float" office:value="9.73824786324786" calcext:value-type="float">
            <text:p>9.74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65409" calcext:value-type="float">
            <text:p>65,409</text:p>
          </table:table-cell>
          <table:table-cell table:style-name="ce4" table:formula="of:=[.B10]/5616" office:value-type="float" office:value="11.6469017094017" calcext:value-type="float">
            <text:p>11.65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24703" calcext:value-type="float">
            <text:p>124,703</text:p>
          </table:table-cell>
          <table:table-cell table:style-name="ce4" table:formula="of:=[.B11]/5616" office:value-type="float" office:value="22.2049501424501" calcext:value-type="float">
            <text:p>22.20</text:p>
          </table:table-cell>
          <table:table-cell table:number-columns-repeated="1021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3:15:39</meta:creation-date>
    <meta:initial-creator>Umberto Gostoli</meta:initial-creator>
    <meta:document-statistic meta:table-count="1" meta:cell-count="33" meta:object-count="0"/>
    <meta:generator>LibreOfficeDev/6.0.5.2$Linux_X86_64 LibreOffice_project/</meta:generator>
  </office:meta>
</office:document-meta>
</file>